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6900000078647D85B44F0C34F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ans-serif"/>
    <style:font-face style:name="Courier New" svg:font-family="'Courier New'"/>
    <style:font-face style:name="Droid Sans Mono" svg:font-family="'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7.191cm" fo:margin-left="0cm" fo:margin-top="0cm" fo:margin-bottom="0cm" table:align="left"/>
    </style:style>
    <style:style style:name="Table1.A" style:family="table-column">
      <style:table-column-properties style:column-width="17.19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7.191cm" fo:margin-left="0cm" fo:margin-top="0cm" fo:margin-bottom="0cm" table:align="left"/>
    </style:style>
    <style:style style:name="Table2.A" style:family="table-column">
      <style:table-column-properties style:column-width="17.191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3" style:family="table">
      <style:table-properties style:width="17.191cm" fo:margin-left="0cm" fo:margin-top="0cm" fo:margin-bottom="0cm" table:align="left"/>
    </style:style>
    <style:style style:name="Table3.A" style:family="table-column">
      <style:table-column-properties style:column-width="17.191cm"/>
    </style:style>
    <style:style style:name="Table3.1" style:family="table-row">
      <style:table-row-properties fo:keep-together="auto"/>
    </style:style>
    <style:style style:name="Table3.A1" style:family="table-cell">
      <style:table-cell-properties style:vertical-align="" fo:padding="0.176cm" fo:border="1pt solid #000000"/>
    </style:style>
    <style:style style:name="Table4" style:family="table">
      <style:table-properties style:width="17.191cm" fo:margin-left="0cm" fo:margin-top="0cm" fo:margin-bottom="0cm" table:align="left"/>
    </style:style>
    <style:style style:name="Table4.A" style:family="table-column">
      <style:table-column-properties style:column-width="17.191cm"/>
    </style:style>
    <style:style style:name="Table4.1" style:family="table-row">
      <style:table-row-properties fo:keep-together="auto"/>
    </style:style>
    <style:style style:name="Table4.A1" style:family="table-cell">
      <style:table-cell-properties style:vertical-align="" fo:padding="0.176cm" fo:border="1pt solid #000000"/>
    </style:style>
    <style:style style:name="Table5" style:family="table">
      <style:table-properties style:width="17.191cm" fo:margin-left="0cm" fo:margin-top="0cm" fo:margin-bottom="0cm" table:align="left"/>
    </style:style>
    <style:style style:name="Table5.A" style:family="table-column">
      <style:table-column-properties style:column-width="17.191cm"/>
    </style:style>
    <style:style style:name="Table5.1" style:family="table-row">
      <style:table-row-properties fo:keep-together="auto"/>
    </style:style>
    <style:style style:name="Table5.A1" style:family="table-cell">
      <style:table-cell-properties style:vertical-align="" fo:padding="0.176cm" fo:border="1pt solid #000000"/>
    </style:style>
    <style:style style:name="Table6" style:family="table">
      <style:table-properties style:width="17.191cm" fo:margin-left="0cm" fo:margin-top="0cm" fo:margin-bottom="0cm" table:align="left"/>
    </style:style>
    <style:style style:name="Table6.A" style:family="table-column">
      <style:table-column-properties style:column-width="17.191cm"/>
    </style:style>
    <style:style style:name="Table6.1" style:family="table-row">
      <style:table-row-properties fo:keep-together="auto"/>
    </style:style>
    <style:style style:name="Table6.A1" style:family="table-cell">
      <style:table-cell-properties style:vertical-align="" fo:padding="0.176cm" fo:border="1pt solid #000000"/>
    </style:style>
    <style:style style:name="Table7" style:family="table">
      <style:table-properties style:width="17.191cm" fo:margin-left="0cm" fo:margin-top="0cm" fo:margin-bottom="0cm" table:align="left"/>
    </style:style>
    <style:style style:name="Table7.A" style:family="table-column">
      <style:table-column-properties style:column-width="17.191cm"/>
    </style:style>
    <style:style style:name="Table7.1" style:family="table-row">
      <style:table-row-properties fo:keep-together="auto"/>
    </style:style>
    <style:style style:name="Table7.A1" style:family="table-cell">
      <style:table-cell-properties style:vertical-align="" fo:padding="0.176cm" fo:border="1pt solid #000000"/>
    </style:style>
    <style:style style:name="Table8" style:family="table">
      <style:table-properties style:width="17.191cm" fo:margin-left="0cm" fo:margin-top="0cm" fo:margin-bottom="0cm" table:align="left"/>
    </style:style>
    <style:style style:name="Table8.A" style:family="table-column">
      <style:table-column-properties style:column-width="17.191cm"/>
    </style:style>
    <style:style style:name="Table8.1" style:family="table-row">
      <style:table-row-properties fo:keep-together="auto"/>
    </style:style>
    <style:style style:name="Table8.A1" style:family="table-cell">
      <style:table-cell-properties style:vertical-align="" fo:padding="0.176cm" fo:border="1pt solid #000000"/>
    </style:style>
    <style:style style:name="P1" style:family="paragraph" style:parent-style-name="Standard">
      <style:paragraph-properties fo:text-align="end" style:justify-single-word="false"/>
    </style:style>
    <style:style style:name="P2" style:family="paragraph" style:parent-style-name="Standard">
      <style:paragraph-properties fo:margin-top="0cm" fo:margin-bottom="0cm" loext:contextual-spacing="false" fo:line-height="115%" fo:text-align="center" style:justify-single-word="false" fo:orphans="0" fo:widows="0"/>
      <style:text-properties style:font-name="Arial" fo:font-size="11pt" style:font-name-asian="Arial1" style:font-size-asian="11pt" style:font-name-complex="Arial1" style:font-size-complex="11pt"/>
    </style:style>
    <style:style style:name="P3" style:family="paragraph" style:parent-style-name="Standard">
      <style:paragraph-properties fo:margin-top="0cm" fo:margin-bottom="0cm" loext:contextual-spacing="false" fo:line-height="100%" fo:text-align="start" style:justify-single-word="false" fo:orphans="0" fo:widows="0"/>
      <style:text-properties style:font-name="Arial" fo:font-size="10pt" style:font-name-asian="Arial1" style:font-size-asian="10pt" style:font-name-complex="Arial1" style:font-size-complex="10pt"/>
    </style:style>
    <style:style style:name="P4" style:family="paragraph" style:parent-style-name="Standard">
      <style:paragraph-properties fo:margin-top="0cm" fo:margin-bottom="0cm" loext:contextual-spacing="false" fo:line-height="100%" fo:text-align="center" style:justify-single-word="false" fo:orphans="0" fo:widows="0"/>
      <style:text-properties style:font-name="Arial" fo:font-size="10pt" fo:font-weight="bold" style:font-name-asian="Arial1" style:font-size-asian="10pt" style:font-weight-asian="bold" style:font-name-complex="Arial1" style:font-size-complex="10pt"/>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fo:text-align="start" style:justify-single-word="false" fo:orphans="0" fo:widows="0"/>
    </style:style>
    <style:style style:name="P7" style:family="paragraph" style:parent-style-name="Standard">
      <style:paragraph-properties fo:margin-top="0cm" fo:margin-bottom="0cm" loext:contextual-spacing="false" fo:line-height="100%" fo:text-align="start" style:justify-single-word="false" fo:orphans="0" fo:widows="0"/>
      <style:text-properties style:font-name="Consolas" fo:font-size="10pt" style:font-name-asian="Consolas1" style:font-size-asian="10pt" style:font-name-complex="Consolas1" style:font-size-complex="10pt"/>
    </style:style>
    <style:style style:name="P8" style:family="paragraph" style:parent-style-name="Text_20_body">
      <style:paragraph-properties fo:margin-top="0cm" fo:margin-bottom="0cm" loext:contextual-spacing="false" fo:line-height="120%" style:writing-mode="lr-tb"/>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20%" style:writing-mode="lr-tb"/>
    </style:style>
    <style:style style:name="P10"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11"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style:font-name="Consolas" fo:font-size="10pt" fo:background-color="#ffffff" style:font-name-asian="Consolas1" style:font-size-asian="10pt" style:font-name-complex="Consolas1" style:font-size-complex="10pt"/>
    </style:style>
    <style:style style:name="P1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696969" style:font-name="Consolas" fo:font-size="10pt" fo:background-color="#ffffff" style:font-name-asian="Consolas1" style:font-size-asian="10pt" style:font-name-complex="Consolas1" style:font-size-complex="10pt"/>
    </style:style>
    <style:style style:name="P1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696969" style:font-name="Consolas" fo:font-size="10pt" officeooo:paragraph-rsid="001f712e" fo:background-color="#ffffff" style:font-name-asian="Consolas1" style:font-size-asian="10pt" style:font-name-complex="Consolas1" style:font-size-complex="10pt"/>
    </style:style>
    <style:style style:name="P1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696969" style:font-name="Consolas" fo:font-size="10pt" officeooo:rsid="001f712e" officeooo:paragraph-rsid="001f712e" fo:background-color="#ffffff" style:font-name-asian="Consolas1" style:font-size-asian="10pt" style:font-name-complex="Consolas1" style:font-size-complex="10pt"/>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color="#800080" style:font-name="Consolas" fo:font-size="10pt" fo:background-color="#ffffff" style:font-name-asian="Consolas1" style:font-size-asian="10pt" style:font-name-complex="Consolas1" style:font-size-complex="10pt"/>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rsid="001fde4f" officeooo:paragraph-rsid="001fde4f"/>
    </style:style>
    <style:style style:name="P17" style:family="paragraph" style:parent-style-name="Text_20_body">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style:style>
    <style:style style:name="P1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fo:background-color="#ffffff" style:font-name-asian="Consolas1" style:font-size-asian="10pt" style:font-name-complex="Consolas1" style:font-size-complex="10pt"/>
    </style:style>
    <style:style style:name="P1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officeooo:rsid="001d08e4" officeooo:paragraph-rsid="001d08e4" fo:background-color="#ffffff" style:font-name-asian="Consolas1" style:font-size-asian="10pt" style:font-name-complex="Consolas1" style:font-size-complex="10pt"/>
    </style:style>
    <style:style style:name="P20"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officeooo:rsid="001f712e" officeooo:paragraph-rsid="001f712e" fo:background-color="#ffffff" style:font-name-asian="Consolas1" style:font-size-asian="10pt" style:font-name-complex="Consolas1" style:font-size-complex="10pt"/>
    </style:style>
    <style:style style:name="P21"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style>
    <style:style style:name="P22"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1d08e4"/>
    </style:style>
    <style:style style:name="P23"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1ec8d2"/>
    </style:style>
    <style:style style:name="P2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paragraph-rsid="001f712e"/>
    </style:style>
    <style:style style:name="P2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696969" style:font-name="Consolas" fo:font-size="10pt" fo:background-color="#ffffff" style:font-name-asian="Consolas1" style:font-size-asian="10pt" style:font-name-complex="Consolas1" style:font-size-complex="10pt"/>
    </style:style>
    <style:style style:name="P2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696969" style:font-name="Consolas" fo:font-size="10pt" officeooo:rsid="001f712e" officeooo:paragraph-rsid="001f712e" fo:background-color="#ffffff" style:font-name-asian="Consolas1" style:font-size-asian="10pt" style:font-name-complex="Consolas1" style:font-size-complex="10pt"/>
    </style:style>
    <style:style style:name="P2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officeooo:rsid="001f712e" officeooo:paragraph-rsid="001f712e"/>
    </style:style>
    <style:style style:name="P28" style:family="paragraph" style:parent-style-name="Standard" style:list-style-name="WWNum3">
      <style:paragraph-properties fo:margin-left="1.27cm" fo:margin-right="0cm" fo:margin-top="0cm" fo:margin-bottom="0cm" loext:contextual-spacing="false" fo:text-indent="-0.635cm" style:auto-text-indent="false"/>
    </style:style>
    <style:style style:name="P29" style:family="paragraph" style:parent-style-name="Standard" style:list-style-name="WWNum2">
      <style:paragraph-properties fo:margin-left="1.27cm" fo:margin-right="0cm" fo:margin-top="0cm" fo:margin-bottom="0cm" loext:contextual-spacing="false" fo:text-indent="-0.635cm" style:auto-text-indent="false"/>
    </style:style>
    <style:style style:name="P30" style:family="paragraph" style:parent-style-name="Standard" style:list-style-name="WWNum1">
      <style:paragraph-properties fo:margin-left="1.27cm" fo:margin-right="0cm" fo:margin-top="0cm" fo:margin-bottom="0cm" loext:contextual-spacing="false" fo:text-indent="-0.635cm" style:auto-text-indent="false"/>
    </style:style>
    <style:style style:name="P31" style:family="paragraph" style:parent-style-name="Standard" style:list-style-name="WWNum3">
      <style:paragraph-properties fo:margin-left="1.27cm" fo:margin-right="0cm" fo:text-indent="-0.635cm" style:auto-text-indent="false"/>
    </style:style>
    <style:style style:name="P32" style:family="paragraph" style:parent-style-name="Standard" style:list-style-name="WWNum2">
      <style:paragraph-properties fo:margin-left="1.27cm" fo:margin-right="0cm" fo:text-indent="-0.635cm" style:auto-text-indent="false"/>
    </style:style>
    <style:style style:name="P33" style:family="paragraph" style:parent-style-name="Standard" style:list-style-name="WWNum1">
      <style:paragraph-properties fo:margin-left="1.27cm" fo:margin-right="0cm" fo:text-indent="-0.635cm" style:auto-text-indent="false"/>
    </style:style>
    <style:style style:name="P34"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fo:background-color="#ffffff" style:font-name-asian="Consolas1" style:font-size-asian="10pt" style:font-name-complex="Consolas1" style:font-size-complex="10pt"/>
    </style:style>
    <style:style style:name="P35"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color="#800080" style:font-name="Consolas" fo:font-size="10pt" officeooo:rsid="00205c6a" officeooo:paragraph-rsid="00205c6a" fo:background-color="#ffffff" style:font-name-asian="Consolas1" style:font-size-asian="10pt" style:font-name-complex="Consolas1" style:font-size-complex="10pt"/>
    </style:style>
    <style:style style:name="P36" style:family="paragraph" style:parent-style-name="Heading_20_1" style:master-page-name="First_20_Page">
      <style:paragraph-properties style:page-number="1"/>
    </style:style>
    <style:style style:name="T1" style:family="text">
      <style:text-properties style:font-name="Consolas" fo:font-size="10pt" fo:font-weight="bold" style:font-name-asian="Consolas1" style:font-size-asian="10pt" style:font-weight-asian="bold" style:font-name-complex="Consolas1" style:font-size-complex="10pt"/>
    </style:style>
    <style:style style:name="T2" style:family="text">
      <style:text-properties style:font-name="Consolas" fo:font-size="10pt" style:font-name-asian="Consolas1" style:font-size-asian="10pt" style:font-name-complex="Consolas1" style:font-size-complex="10pt"/>
    </style:style>
    <style:style style:name="T3" style:family="text">
      <style:text-properties style:font-name="Consolas" fo:font-size="10pt" fo:background-color="#ffffff" loext:char-shading-value="0" style:font-name-asian="Consolas1" style:font-size-asian="10pt" style:font-name-complex="Consolas1" style:font-size-complex="10pt"/>
    </style:style>
    <style:style style:name="T4" style:family="text">
      <style:text-properties style:font-name="Consolas" fo:font-size="10pt" fo:background-color="#efefef" loext:char-shading-value="0" style:font-name-asian="Consolas1" style:font-size-asian="10pt" style:font-name-complex="Consolas1" style:font-size-complex="10pt"/>
    </style:style>
    <style:style style:name="T5" style:family="text">
      <style:text-properties fo:font-weight="bold" style:font-weight-asian="bold"/>
    </style:style>
    <style:style style:name="T6" style:family="text">
      <style:text-properties fo:font-style="italic" style:font-style-asian="italic"/>
    </style:style>
    <style:style style:name="T7" style:family="text">
      <style:text-properties fo:color="#004a43" style:font-name="Consolas" fo:font-size="10pt" fo:background-color="#ffffff" loext:char-shading-value="0" style:font-name-asian="Consolas1" style:font-size-asian="10pt" style:font-name-complex="Consolas1" style:font-size-complex="10pt"/>
    </style:style>
    <style:style style:name="T8" style:family="text">
      <style:text-properties fo:color="#800000" style:font-name="Consolas" fo:font-size="10pt" fo:background-color="#ffffff" loext:char-shading-value="0" style:font-name-asian="Consolas1" style:font-size-asian="10pt" style:font-name-complex="Consolas1" style:font-size-complex="10pt"/>
    </style:style>
    <style:style style:name="T9" style:family="text">
      <style:text-properties fo:color="#800000" style:font-name="Consolas" fo:font-size="10pt" fo:font-weight="bold" fo:background-color="#ffffff" loext:char-shading-value="0" style:font-name-asian="Consolas1" style:font-size-asian="10pt" style:font-weight-asian="bold" style:font-name-complex="Consolas1" style:font-size-complex="10pt"/>
    </style:style>
    <style:style style:name="T10" style:family="text">
      <style:text-properties fo:color="#40015a" style:font-name="Consolas" fo:font-size="10pt" fo:background-color="#ffffff" loext:char-shading-value="0" style:font-name-asian="Consolas1" style:font-size-asian="10pt" style:font-name-complex="Consolas1" style:font-size-complex="10pt"/>
    </style:style>
    <style:style style:name="T11" style:family="text">
      <style:text-properties fo:color="#696969" style:font-name="Consolas" fo:font-size="10pt" fo:background-color="#ffffff" loext:char-shading-value="0" style:font-name-asian="Consolas1" style:font-size-asian="10pt" style:font-name-complex="Consolas1" style:font-size-complex="10pt"/>
    </style:style>
    <style:style style:name="T12" style:family="text">
      <style:text-properties fo:color="#400000" style:font-name="Consolas" fo:font-size="10pt" fo:background-color="#ffffff" loext:char-shading-value="0" style:font-name-asian="Consolas1" style:font-size-asian="10pt" style:font-name-complex="Consolas1" style:font-size-complex="10pt"/>
    </style:style>
    <style:style style:name="T13" style:family="text">
      <style:text-properties fo:color="#808030" style:font-name="Consolas" fo:font-size="10pt" fo:background-color="#ffffff" loext:char-shading-value="0" style:font-name-asian="Consolas1" style:font-size-asian="10pt" style:font-name-complex="Consolas1" style:font-size-complex="10pt"/>
    </style:style>
    <style:style style:name="T14" style:family="text">
      <style:text-properties fo:color="#800080" style:font-name="Consolas" fo:font-size="10pt" fo:background-color="#ffffff" loext:char-shading-value="0" style:font-name-asian="Consolas1" style:font-size-asian="10pt" style:font-name-complex="Consolas1" style:font-size-complex="10pt"/>
    </style:style>
    <style:style style:name="T15" style:family="text">
      <style:text-properties fo:color="#800080" style:font-name="Consolas" fo:font-size="10pt" officeooo:rsid="001d08e4" fo:background-color="#ffffff" loext:char-shading-value="0" style:font-name-asian="Consolas1" style:font-size-asian="10pt" style:font-name-complex="Consolas1" style:font-size-complex="10pt"/>
    </style:style>
    <style:style style:name="T16" style:family="text">
      <style:text-properties fo:color="#800080" style:font-name="Consolas" fo:font-size="10pt" officeooo:rsid="001ec8d2" fo:background-color="#ffffff" loext:char-shading-value="0" style:font-name-asian="Consolas1" style:font-size-asian="10pt" style:font-name-complex="Consolas1" style:font-size-complex="10pt"/>
    </style:style>
    <style:style style:name="T17" style:family="text">
      <style:text-properties fo:color="#800080" style:font-name="Consolas" fo:font-size="10pt" officeooo:rsid="001f712e" fo:background-color="#ffffff" loext:char-shading-value="0" style:font-name-asian="Consolas1" style:font-size-asian="10pt" style:font-name-complex="Consolas1" style:font-size-complex="10pt"/>
    </style:style>
    <style:style style:name="T18" style:family="text">
      <style:text-properties fo:color="#008c00" style:font-name="Consolas" fo:font-size="10pt" fo:background-color="#ffffff" loext:char-shading-value="0" style:font-name-asian="Consolas1" style:font-size-asian="10pt" style:font-name-complex="Consolas1" style:font-size-complex="10pt"/>
    </style:style>
    <style:style style:name="T19" style:family="text">
      <style:text-properties fo:color="#7d0045" style:font-name="Consolas" fo:font-size="10pt" fo:background-color="#ffffff" loext:char-shading-value="0" style:font-name-asian="Consolas1" style:font-size-asian="10pt" style:font-name-complex="Consolas1" style:font-size-complex="10pt"/>
    </style:style>
    <style:style style:name="T20" style:family="text">
      <style:text-properties fo:color="#603000" style:font-name="Consolas" fo:font-size="10pt" fo:background-color="#ffffff" loext:char-shading-value="0" style:font-name-asian="Consolas1" style:font-size-asian="10pt" style:font-name-complex="Consolas1" style:font-size-complex="10pt"/>
    </style:style>
    <style:style style:name="T21" style:family="text">
      <style:text-properties fo:color="#007997" style:font-name="Consolas" fo:font-size="10pt" fo:background-color="#ffffff" loext:char-shading-value="0" style:font-name-asian="Consolas1" style:font-size-asian="10pt" style:font-name-complex="Consolas1" style:font-size-complex="10pt"/>
    </style:style>
    <style:style style:name="T22" style:family="text">
      <style:text-properties fo:color="#0000e6" style:font-name="Consolas" fo:font-size="10pt" fo:background-color="#ffffff" loext:char-shading-value="0" style:font-name-asian="Consolas1" style:font-size-asian="10pt" style:font-name-complex="Consolas1" style:font-size-complex="10pt"/>
    </style:style>
    <style:style style:name="T23" style:family="text">
      <style:text-properties fo:color="#0f69ff" style:font-name="Consolas" fo:font-size="10pt" fo:background-color="#ffffff" loext:char-shading-value="0" style:font-name-asian="Consolas1" style:font-size-asian="10pt" style:font-name-complex="Consolas1" style:font-size-complex="10pt"/>
    </style:style>
    <style:style style:name="T24" style:family="text">
      <style:text-properties fo:color="#1155cc" style:text-underline-style="solid" style:text-underline-width="auto" style:text-underline-color="font-color" fo:font-weight="bold" style:font-weight-asian="bold"/>
    </style:style>
    <style:style style:name="T25" style:family="text">
      <style:text-properties fo:font-variant="normal" fo:text-transform="none" fo:color="#000000" style:text-line-through-style="none" style:text-line-through-type="none" style:font-name="Calibri1" fo:font-size="12pt" fo:font-style="normal" style:text-underline-style="none" fo:font-weight="normal" style:text-blinking="false" fo:background-color="transparent" loext:char-shading-value="0"/>
    </style:style>
    <style:style style:name="T26" style:family="text">
      <style:text-properties fo:font-variant="normal" fo:text-transform="none" fo:color="#444444" style:text-line-through-style="none" style:text-line-through-type="none" style:font-name="Courier New" fo:font-size="10.5pt" fo:font-style="normal" style:text-underline-style="none" fo:font-weight="bold" style:text-blinking="false" fo:background-color="#e4e8ea" loext:char-shading-value="0"/>
    </style:style>
    <style:style style:name="T27" style:family="text">
      <style:text-properties officeooo:rsid="001ec8d2"/>
    </style:style>
    <style:style style:name="T28" style:family="text">
      <style:text-properties officeooo:rsid="001f712e"/>
    </style:style>
    <style:style style:name="T29" style:family="text">
      <style:text-properties fo:background-color="#e6ecf9" loext:char-shading-value="0"/>
    </style:style>
    <style:style style:name="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bookmark text:name="_81jbgszg9kfy"/>Ejercicios Módulo 1. 5 - Entorno y pila</text:p>
      <text:p text:style-name="Heading_20_2"><text:bookmark text:name="_xv8jqqr5juk4"/>Objetivo</text:p>
      <text:p text:style-name="Standard">El objetivo de esta hoja de ejercicios es <text:s/>familiarizarse con las variables de entorno y la estructura de la pila en el entorno Linux / x64. Específicamente, trabajaremos:</text:p>
      <text:list xml:id="list1179217964" text:style-name="WWNum3">
        <text:list-item>
          <text:p text:style-name="P28">Consulta y modificación de variables de entorno</text:p>
        </text:list-item>
        <text:list-item>
          <text:p text:style-name="P28">Estructura de la pila al iniciar la ejecución de un proceso</text:p>
        </text:list-item>
        <text:list-item>
          <text:p text:style-name="P31">Introducción al problema de <text:span text:style-name="T5">buffer overflow</text:span> y su especial peligro en variables de pila (locales)</text:p>
        </text:list-item>
      </text:list>
      <text:p text:style-name="Heading_20_2"><text:bookmark text:name="_1hi9fhjt1utd"/>Lecturas previas recomendadas</text:p>
      <text:list xml:id="list2740816309" text:style-name="WWNum2">
        <text:list-item>
          <text:p text:style-name="P29"><text:span text:style-name="T6">Advanced Linux Programming</text:span>, capítulo 10.</text:p>
        </text:list-item>
        <text:list-item>
          <text:p text:style-name="P29"><text:span text:style-name="T6">Linux System Programming</text:span>, capítulo 5.</text:p>
        </text:list-item>
        <text:list-item>
          <text:p text:style-name="P32">Diapositivas del Módulo 1. Sección <text:span text:style-name="T6">Argumentos, entorno y pila</text:span>.</text:p>
        </text:list-item>
      </text:list>
      <text:p text:style-name="Heading_20_2"><text:bookmark text:name="_q0zv2w4i8gwt"/>Variables de entorno y pila</text:p>
      <text:p text:style-name="Standard"><text:span text:style-name="T5">Cuestión 1.</text:span> ¿Qué comando usarías para mostrar el contenido de la variable de entorno <text:span text:style-name="T5">PATH</text:span> en un terminal? Modifica dicha variable de modo que se incluya siempre el directorio actual (<text:span text:style-name="T5">.</text:span>) en la búsqueda de ejecutables. Comprueba que <text:s/>surte efecto tratando de ejecutar un ejecutable del directorio actual <text:s/>llamado <text:span text:style-name="T5">hola</text:span> sin poner la ruta relativa (<text:span text:style-name="T5">./</text:span>). Ahora, abre un nuevo terminal e inténtalo nuevamente. ¿Qué sucede?, ¿por qué?</text:p>
      <table:table table:name="Table1" table:style-name="Table1">
        <table:table-column table:style-name="Table1.A"/>
        <table:table-row table:style-name="Table1.1">
          <table:table-cell table:style-name="Table1.A1" office:value-type="string">
            <text:p text:style-name="P17"><text:bookmark text:name="docs-internal-guid-61abb247-7fff-da53-87a8-f1aaf056a57f"/>Con echo $PATH muestro el contenido de la variable de entorno PATH.</text:p>
            <text:p text:style-name="P9"><text:span text:style-name="T25">Para modificarlo es: </text:span><text:span text:style-name="T26">export PATH=$PATH:.</text:span></text:p>
            <text:p text:style-name="P8">Ahora si puedo ejecutar hola.elf sin necesidad del ./</text:p>
            <text:p text:style-name="P8">Si abro otro terminal la orden hola.elf no funciona ya que la orden anterior sólo funciona para ese terminal porque $PATH se configura por el shell cada vez que se lanza</text:p>
            <text:p text:style-name="P10"/>
            <text:p text:style-name="P10"/>
            <text:p text:style-name="P10"/>
          </table:table-cell>
        </table:table-row>
      </table:table>
      <text:p text:style-name="Standard"><text:soft-page-break/></text:p>
      <text:p text:style-name="Standard"/>
      <text:p text:style-name="Standard"><text:span text:style-name="T5">Cuestión 2.</text:span> Completa el código del fichero <text:span text:style-name="T5">entorno.c</text:span> tal y como se indica en las propias fuentes y usando <text:span text:style-name="T5">getopt</text:span> para el procesamiento de la línea de comandos. Comprueba el valor de la variable <text:span text:style-name="T5">EDITOR</text:span> antes de su ejecución y después de la ejecución. ¿Qué ha ocurrido?, ¿ha funcionado correctamente tu código?</text:p>
      <table:table table:name="Table2" table:style-name="Table2">
        <table:table-column table:style-name="Table2.A"/>
        <table:table-row table:style-name="Table2.1">
          <table:table-cell table:style-name="Table2.A1" office:value-type="string">
            <text:p text:style-name="P10"><text:span text:style-name="T7">#include </text:span><text:span text:style-name="T8">&lt;</text:span><text:span text:style-name="T10">stdio.h</text:span><text:span text:style-name="T8">&gt;</text:span></text:p>
            <text:p text:style-name="P10"><text:span text:style-name="T7">#include </text:span><text:span text:style-name="T8">&lt;</text:span><text:span text:style-name="T10">stdlib.h</text:span><text:span text:style-name="T8">&gt;</text:span></text:p>
            <text:p text:style-name="P10"><text:span text:style-name="T7">#include </text:span><text:span text:style-name="T8">&lt;</text:span><text:span text:style-name="T10">string.h</text:span><text:span text:style-name="T8">&gt;</text:span></text:p>
            <text:p text:style-name="P11"/>
            <text:p text:style-name="P10"><text:span text:style-name="T3"><text:s/></text:span><text:span text:style-name="T11">/* VARIABLES DE ENTORNO */</text:span></text:p>
            <text:p text:style-name="P12">/* Codifica un programa con 2 posibles argumentos </text:p>
            <text:p text:style-name="P12">* <text:s/>-l <text:s/>(por defecto) lista el valor de todas las variabls de entorno</text:p>
            <text:p text:style-name="P12">* -e &lt;nombre&gt; establece el valor de la variable EDITOR al especificado. </text:p>
            <text:p text:style-name="P12">* <text:s text:c="12"/>Si la variable EDITOR ya existia previamente, </text:p>
            <text:p text:style-name="P12">*<text:tab/> <text:s text:c="5"/>escribira por pantalla su valor anterior antes de modificarla</text:p>
            <text:p text:style-name="P12">*</text:p>
            <text:p text:style-name="P12">* 1. Ejecuta el codigo en un terminal y comprueba (tras la finalizacion) </text:p>
            <text:p text:style-name="P12">* si la variable EDITOR se ve realmente modificada Â¿por que?. </text:p>
            <text:p text:style-name="P12">* 2. Ejecuta el codigo declarando antes (en el shell) la variable EDITOR </text:p>
            <text:p text:style-name="P12">* a cualquier valor. </text:p>
            <text:p text:style-name="P12">*/</text:p>
            <text:p text:style-name="P15">extern char** environ;</text:p>
            <text:p text:style-name="P18">extern char* optarg;</text:p>
            <text:p text:style-name="P18"/>
            <text:p text:style-name="P18">int main(int argc, char* argv[]) {</text:p>
            <text:p text:style-name="P18"><text:tab/></text:p>
            <text:p text:style-name="P18"><text:s text:c="2"/>char** variable;</text:p>
            <text:p text:style-name="P18"><text:s text:c="2"/>char* edit;</text:p>
            <text:p text:style-name="P18"><text:s text:c="2"/>int opt;</text:p>
            <text:p text:style-name="P18"><text:s text:c="2"/>while(opt = getopt(argc, argv, "le:") != -1){</text:p>
            <text:p text:style-name="P18"><text:s text:c="6"/>switch(opt){</text:p>
            <text:p text:style-name="P18"><text:s text:c="10"/>case 'e':</text:p>
            <text:p text:style-name="P18"><text:s text:c="12"/>if(edit = getenv("EDITOR") != NULL){</text:p>
            <text:p text:style-name="P18"><text:tab/><text:tab/> <text:s text:c="7"/>printf("%s", "El valor de EDITOR es: ", edit);</text:p>
            <text:p text:style-name="P18"><text:tab/><text:tab/> <text:s text:c="7"/>setenv("EDITOR", optarg, 1);</text:p>
            <text:p text:style-name="P18"><text:tab/> <text:s text:c="7"/>}</text:p>
            <text:p text:style-name="P18"><text:s text:c="12"/>break;</text:p>
            <text:p text:style-name="P18"><text:s text:c="10"/>/*case 'l':</text:p>
            <text:p text:style-name="P18"><text:s text:c="12"/>for(variable = environ; *variable = NULL; ++variable){</text:p>
            <text:p text:style-name="P18"><text:tab/> <text:s text:c="4"/><text:tab/> <text:s text:c="4"/>printf("%s", *variable);</text:p>
            <text:p text:style-name="P18"><text:tab/> <text:s/><text:tab/> <text:s text:c="3"/>}*/</text:p>
            <text:p text:style-name="P18"><text:s text:c="12"/>break;</text:p>
            <text:p text:style-name="P18"><text:s text:c="10"/>default: for(variable = environ; *variable = NULL; ++variable){</text:p>
            <text:p text:style-name="P18"><text:tab/> <text:s text:c="4"/><text:tab/> <text:s text:c="4"/>printf("%s", *variable);</text:p>
            <text:p text:style-name="P18"><text:tab/> <text:s/><text:tab/> <text:s text:c="3"/>}</text:p>
            <text:p text:style-name="P18"><text:s text:c="12"/>break;</text:p>
            <text:p text:style-name="P18"><text:s text:c="8"/></text:p>
            <text:p text:style-name="P18"><text:s text:c="8"/>}</text:p>
            <text:p text:style-name="P18"><text:s text:c="6"/>}</text:p>
            <text:p text:style-name="P18"><text:s text:c="2"/>return 1;</text:p>
            <text:p text:style-name="P18">}</text:p>
            <text:p text:style-name="P18"/>
            <text:p text:style-name="P35">Si el codigo funciona muestra las variables del sistema y modifica la variable EDITOR.</text:p>
          </table:table-cell>
        </table:table-row>
      </table:table>
      <text:p text:style-name="Standard"><text:soft-page-break/></text:p>
      <text:p text:style-name="Standard"><text:span text:style-name="T5">Cuestión 3.</text:span> Lee el código <text:span text:style-name="T5">pilaInicial.c</text:span> y trata de prever qué ocurrirá al ejecutarlo. Compila y ejecuta el código. ¿Qué ha ocurrido?, ¿qué se muestra por pantalla?. Prueba a pasar varios argumentos al ejecutar tu código. ¿Cambia algo la salida?, ¿por qué?</text:p>
      <table:table table:name="Table3" table:style-name="Table3">
        <table:table-column table:style-name="Table3.A"/>
        <table:table-row table:style-name="Table3.1">
          <table:table-cell table:style-name="Table3.A1" office:value-type="string">
            <text:p text:style-name="P10"><text:span text:style-name="T7">#include </text:span><text:span text:style-name="T8">&lt;</text:span><text:span text:style-name="T10">stdio.h</text:span><text:span text:style-name="T8">&gt;</text:span></text:p>
            <text:p text:style-name="P10"><text:span text:style-name="T7">#include </text:span><text:span text:style-name="T8">&lt;</text:span><text:span text:style-name="T10">stdlib.h</text:span><text:span text:style-name="T8">&gt;</text:span></text:p>
            <text:p text:style-name="P10"><text:span text:style-name="T7">#include </text:span><text:span text:style-name="T8">&lt;</text:span><text:span text:style-name="T10">string.h</text:span><text:span text:style-name="T8">&gt;</text:span></text:p>
            <text:p text:style-name="P11"/>
            <text:p text:style-name="P12">/* Estudia el siguiente código e intenta </text:p>
            <text:p text:style-name="P12">* <text:s/>prever que ocurrirá cuando lo ejecutes.</text:p>
            <text:p text:style-name="P12">* <text:s/>Compila y ejecuta. ¿Observas el resultado esperado?</text:p>
            <text:p text:style-name="P12">* <text:s/>Explica qué ocurre</text:p>
            <text:p text:style-name="P12">*/</text:p>
            <text:p text:style-name="P10"><text:span text:style-name="T9">int</text:span><text:span text:style-name="T3"> </text:span><text:span text:style-name="T12">main</text:span><text:span text:style-name="T13">(</text:span><text:span text:style-name="T9">int</text:span><text:span text:style-name="T3"> argc</text:span><text:span text:style-name="T13">,</text:span><text:span text:style-name="T3"> </text:span><text:span text:style-name="T9">char</text:span><text:span text:style-name="T13">*</text:span><text:span text:style-name="T3"> argv</text:span><text:span text:style-name="T13">[])</text:span><text:span text:style-name="T3"> </text:span><text:span text:style-name="T14">{</text:span></text:p>
            <text:p text:style-name="P10"><text:span text:style-name="T3"><text:s text:c="2"/></text:span><text:span text:style-name="T9">int</text:span><text:span text:style-name="T3"> i</text:span><text:span text:style-name="T14">;</text:span></text:p>
            <text:p text:style-name="P10"><text:span text:style-name="T3"><text:s text:c="2"/></text:span><text:span text:style-name="T9">for</text:span><text:span text:style-name="T3"> </text:span><text:span text:style-name="T13">(</text:span><text:span text:style-name="T3">i</text:span><text:span text:style-name="T13">=</text:span><text:span text:style-name="T3">argc</text:span><text:span text:style-name="T14">;</text:span><text:span text:style-name="T3"> i</text:span><text:span text:style-name="T13">&lt;</text:span><text:span text:style-name="T18">10</text:span><text:span text:style-name="T14">;</text:span><text:span text:style-name="T3"> i</text:span><text:span text:style-name="T13">++)</text:span><text:span text:style-name="T3"> </text:span><text:span text:style-name="T14">{</text:span><text:span text:style-name="T3"><text:tab/></text:span></text:p>
            <text:p text:style-name="P10"><text:span text:style-name="T3"><text:s text:c="4"/></text:span><text:span text:style-name="T9">if</text:span><text:span text:style-name="T3"> </text:span><text:span text:style-name="T13">(</text:span><text:span text:style-name="T3">argv</text:span><text:span text:style-name="T13">[</text:span><text:span text:style-name="T3">i</text:span><text:span text:style-name="T13">]</text:span><text:span text:style-name="T3"> </text:span><text:span text:style-name="T13">!=</text:span><text:span text:style-name="T3"> </text:span><text:span text:style-name="T19">NULL</text:span><text:span text:style-name="T13">)</text:span><text:span text:style-name="T3"> </text:span><text:span text:style-name="T14">{</text:span></text:p>
            <text:p text:style-name="P10"><text:span text:style-name="T3"><text:s text:c="6"/></text:span><text:span text:style-name="T20">printf</text:span><text:span text:style-name="T13">(</text:span><text:span text:style-name="T8">"</text:span><text:span text:style-name="T21">%d</text:span><text:span text:style-name="T22">: </text:span><text:span text:style-name="T21">%s</text:span><text:span text:style-name="T23">\n</text:span><text:span text:style-name="T8">"</text:span><text:span text:style-name="T13">,</text:span><text:span text:style-name="T3">i</text:span><text:span text:style-name="T13">,</text:span><text:span text:style-name="T3">argv</text:span><text:span text:style-name="T13">[</text:span><text:span text:style-name="T3">i</text:span><text:span text:style-name="T13">])</text:span><text:span text:style-name="T14">;</text:span></text:p>
            <text:p text:style-name="P10"><text:span text:style-name="T3"><text:s text:c="4"/></text:span><text:span text:style-name="T14">}</text:span></text:p>
            <text:p text:style-name="P10"><text:span text:style-name="T3"><text:s text:c="2"/></text:span><text:span text:style-name="T14">}</text:span><text:span text:style-name="T3"><text:tab/> </text:span></text:p>
            <text:p text:style-name="P10"><text:span text:style-name="T3"><text:s text:c="2"/></text:span><text:span text:style-name="T9">return</text:span><text:span text:style-name="T3"> </text:span><text:span text:style-name="T18">1</text:span><text:span text:style-name="T14">;</text:span></text:p>
            <text:p text:style-name="P15">}</text:p>
            <text:p text:style-name="P22"><text:span text:style-name="T15">Al salir del array </text:span><text:span text:style-name="Source_20_Text">char *argv[]</text:span><text:span text:style-name="T15">se espera un comportamiento indefinido, en este caso como es un sistema tipo unix algunos sulen tener un tercer argumento en el main:el </text:span><text:span text:style-name="Source_20_Text">char *envp[] -</text:span><text:span text:style-name="Source_20_Text"><text:span text:style-name="T27">&gt;</text:span></text:span><text:span text:style-name="Source_20_Text">/ UNIX-specific - env. variable access pointer.</text:span></text:p>
            <text:p text:style-name="P23"><text:span text:style-name="Source_20_Text"/></text:p>
            <text:p text:style-name="P23"><text:span text:style-name="Source_20_Text"><text:span text:style-name="T16">Por lo que al salirnos del argv entramos en el envp que esta contiguo en la memoria y mostramos sus variables.</text:span></text:span></text:p>
            <text:p text:style-name="P23"><text:span text:style-name="Source_20_Text"><text:span text:style-name="T16">Si introducimos argumentos de entrada lo que pasa es que la direccion donde empieza el envp se desplaza el numero de argumentos introducidos,</text:span></text:span></text:p>
            <text:p text:style-name="P22"><text:span text:style-name="Source_20_Text"/></text:p>
            <text:p text:style-name="P19"/>
            <text:p text:style-name="P18"/>
          </table:table-cell>
        </table:table-row>
      </table:table>
      <text:p text:style-name="Standard"/>
      <text:p text:style-name="Standard"><text:span text:style-name="T5">Cuestión 4.</text:span> Lee y compila el código <text:span text:style-name="T5">pila-buffer.c</text:span>. Pruébalo introduciendo cadenas de caracteres de diferentes longitudes (es aconsejable hacerlo de forma controlada: primero 14 caracteres, luego 15, 16, 17...). ¿Observas comportamientos extraños?, ¿cuántos caracteres debes introducir para conseguir una violación de segmento?, ¿y para cambiar el valor de alguna variable local sin que se produzca la violación de segmento?, ¿cómo solucionarías el problema?</text:p>
      <table:table table:name="Table4" table:style-name="Table4">
        <table:table-column table:style-name="Table4.A"/>
        <table:table-row table:style-name="Table4.1">
          <table:table-cell table:style-name="Table4.A1" office:value-type="string">
            <text:p text:style-name="P10"><text:span text:style-name="T7">#include </text:span><text:span text:style-name="T8">&lt;</text:span><text:span text:style-name="T10">stdio.h</text:span><text:span text:style-name="T8">&gt;</text:span></text:p>
            <text:p text:style-name="P11"/>
            <text:p text:style-name="P12">/* Código para comprobar robustez frente a intentos de desbordar la pila */</text:p>
            <text:p text:style-name="P12">/* 1. ¿Cambiará el valor de alguna variable durante/tras la llamada a foo()? */</text:p>
            <text:p text:style-name="P26"><text:s text:c="5"/>No cambia </text:p>
            <text:p text:style-name="P11"/>
            <text:p text:style-name="P12">/* 2. Trata de forzar una Violación de Segmento. ¿Por que se produce? */</text:p>
            <text:p text:style-name="P25"/>
            <text:p text:style-name="P11"><text:soft-page-break/></text:p>
            <text:p text:style-name="P12">/* 3 Trata de conseguir que cambie el valor de las variables 'despues' y/o 'antes' <text:s/>sin que se produzca la Violación de Segmento */</text:p>
            <text:p text:style-name="P11"/>
            <text:p text:style-name="P12">/* 4. Soluciona el problema! */</text:p>
            <text:p text:style-name="P11"/>
            <text:p text:style-name="P10"><text:span text:style-name="T9">void</text:span><text:span text:style-name="T3"> foo</text:span><text:span text:style-name="T13">()</text:span><text:span text:style-name="T3"> </text:span><text:span text:style-name="T14">{</text:span></text:p>
            <text:p text:style-name="P10"><text:span text:style-name="T3"><text:s text:c="2"/></text:span><text:span text:style-name="T9">unsigned</text:span><text:span text:style-name="T3"> </text:span><text:span text:style-name="T9">char</text:span><text:span text:style-name="T3"> antes</text:span><text:span text:style-name="T13">[</text:span><text:span text:style-name="T18">2</text:span><text:span text:style-name="T13">]</text:span><text:span text:style-name="T3"> </text:span><text:span text:style-name="T13">=</text:span><text:span text:style-name="T3"> </text:span><text:span text:style-name="T14">{</text:span><text:span text:style-name="T18">9</text:span><text:span text:style-name="T13">,</text:span><text:span text:style-name="T18">9</text:span><text:span text:style-name="T14">};</text:span></text:p>
            <text:p text:style-name="P10"><text:span text:style-name="T3"><text:s text:c="2"/></text:span><text:span text:style-name="T9">char</text:span><text:span text:style-name="T3"> nombre</text:span><text:span text:style-name="T13">[</text:span><text:span text:style-name="T18">16</text:span><text:span text:style-name="T13">]</text:span><text:span text:style-name="T14">;</text:span></text:p>
            <text:p text:style-name="P10"><text:span text:style-name="T3"><text:s text:c="2"/></text:span><text:span text:style-name="T9">unsigned</text:span><text:span text:style-name="T3"> </text:span><text:span text:style-name="T9">char</text:span><text:span text:style-name="T3"> despues</text:span><text:span text:style-name="T13">[</text:span><text:span text:style-name="T18">2</text:span><text:span text:style-name="T13">]</text:span><text:span text:style-name="T3"> </text:span><text:span text:style-name="T13">=</text:span><text:span text:style-name="T3"> </text:span><text:span text:style-name="T14">{</text:span><text:span text:style-name="T18">10</text:span><text:span text:style-name="T13">,</text:span><text:span text:style-name="T18">10</text:span><text:span text:style-name="T14">};</text:span></text:p>
            <text:p text:style-name="P11"/>
            <text:p text:style-name="P10"><text:span text:style-name="T3"><text:s text:c="2"/></text:span><text:span text:style-name="T20">printf</text:span><text:span text:style-name="T13">(</text:span><text:span text:style-name="T8">"</text:span><text:span text:style-name="T22">antes </text:span><text:span text:style-name="T21">%d</text:span><text:span text:style-name="T22"> (</text:span><text:span text:style-name="T21">%p</text:span><text:span text:style-name="T22">) despues </text:span><text:span text:style-name="T21">%d</text:span><text:span text:style-name="T22"> (</text:span><text:span text:style-name="T21">%p</text:span><text:span text:style-name="T22">) nombre </text:span><text:span text:style-name="T21">%p</text:span><text:span text:style-name="T23">\n</text:span><text:span text:style-name="T8">"</text:span><text:span text:style-name="T13">,</text:span><text:span text:style-name="T3">antes</text:span><text:span text:style-name="T13">[</text:span><text:span text:style-name="T18">0</text:span><text:span text:style-name="T13">],&amp;</text:span><text:span text:style-name="T3">antes</text:span><text:span text:style-name="T13">,</text:span><text:span text:style-name="T3">despues</text:span><text:span text:style-name="T13">[</text:span><text:span text:style-name="T18">0</text:span><text:span text:style-name="T13">],&amp;</text:span><text:span text:style-name="T3">despues</text:span><text:span text:style-name="T13">,</text:span><text:span text:style-name="T3">nombre</text:span><text:span text:style-name="T13">)</text:span><text:span text:style-name="T14">;</text:span></text:p>
            <text:p text:style-name="P10"><text:span text:style-name="T3"><text:s text:c="2"/></text:span><text:span text:style-name="T20">printf</text:span><text:span text:style-name="T13">(</text:span><text:span text:style-name="T8">"</text:span><text:span text:style-name="T22">Introduce una cadena: </text:span><text:span text:style-name="T8">"</text:span><text:span text:style-name="T13">)</text:span><text:span text:style-name="T14">;</text:span></text:p>
            <text:p text:style-name="P10"><text:span text:style-name="T3"><text:s text:c="2"/></text:span><text:span text:style-name="T20">gets</text:span><text:span text:style-name="T13">(</text:span><text:span text:style-name="T3">nombre</text:span><text:span text:style-name="T13">)</text:span><text:span text:style-name="T14">;</text:span></text:p>
            <text:p text:style-name="P10"><text:span text:style-name="T3"><text:s text:c="2"/></text:span><text:span text:style-name="T20">printf</text:span><text:span text:style-name="T13">(</text:span><text:span text:style-name="T8">"</text:span><text:span text:style-name="T22">cadena: </text:span><text:span text:style-name="T21">%s</text:span><text:span text:style-name="T22"> antes </text:span><text:span text:style-name="T21">%d</text:span><text:span text:style-name="T22"> despues </text:span><text:span text:style-name="T21">%d</text:span><text:span text:style-name="T23">\n</text:span><text:span text:style-name="T8">"</text:span><text:span text:style-name="T13">,</text:span><text:span text:style-name="T3">nombre</text:span><text:span text:style-name="T13">,</text:span><text:span text:style-name="T3">antes</text:span><text:span text:style-name="T13">[</text:span><text:span text:style-name="T18">0</text:span><text:span text:style-name="T13">],</text:span><text:span text:style-name="T3">despues</text:span><text:span text:style-name="T13">[</text:span><text:span text:style-name="T18">0</text:span><text:span text:style-name="T13">])</text:span><text:span text:style-name="T14">;</text:span></text:p>
            <text:p text:style-name="P10"><text:span text:style-name="T3"><text:s text:c="2"/></text:span><text:span text:style-name="T9">return</text:span><text:span text:style-name="T14">;</text:span></text:p>
            <text:p text:style-name="P15">}</text:p>
            <text:p text:style-name="P11"/>
            <text:p text:style-name="P10"><text:span text:style-name="T9">int</text:span><text:span text:style-name="T3"> </text:span><text:span text:style-name="T12">main</text:span><text:span text:style-name="T13">()</text:span><text:span text:style-name="T3"> </text:span><text:span text:style-name="T14">{</text:span></text:p>
            <text:p text:style-name="P10"><text:span text:style-name="T3"><text:s text:c="2"/></text:span><text:span text:style-name="T9">int</text:span><text:span text:style-name="T3"> local </text:span><text:span text:style-name="T13">=</text:span><text:span text:style-name="T3"> </text:span><text:span text:style-name="T18">8</text:span><text:span text:style-name="T14">;</text:span></text:p>
            <text:p text:style-name="P11"><text:s text:c="2"/></text:p>
            <text:p text:style-name="P10"><text:span text:style-name="T3"><text:s text:c="2"/></text:span><text:span text:style-name="T20">printf</text:span><text:span text:style-name="T13">(</text:span><text:span text:style-name="T8">"</text:span><text:span text:style-name="T22">local antes de la llamada: </text:span><text:span text:style-name="T21">%d</text:span><text:span text:style-name="T23">\n</text:span><text:span text:style-name="T8">"</text:span><text:span text:style-name="T13">,</text:span><text:span text:style-name="T3">local</text:span><text:span text:style-name="T13">)</text:span><text:span text:style-name="T14">;</text:span></text:p>
            <text:p text:style-name="P10"><text:span text:style-name="T3"><text:s text:c="2"/>foo</text:span><text:span text:style-name="T13">()</text:span><text:span text:style-name="T14">;</text:span></text:p>
            <text:p text:style-name="P10"><text:span text:style-name="T3"><text:s text:c="2"/></text:span><text:span text:style-name="T20">printf</text:span><text:span text:style-name="T13">(</text:span><text:span text:style-name="T8">"</text:span><text:span text:style-name="T22">local tras la llamada: </text:span><text:span text:style-name="T21">%d</text:span><text:span text:style-name="T23">\n</text:span><text:span text:style-name="T8">"</text:span><text:span text:style-name="T13">,</text:span><text:span text:style-name="T3">local</text:span><text:span text:style-name="T13">)</text:span><text:span text:style-name="T14">;</text:span></text:p>
            <text:p text:style-name="P11"/>
            <text:p text:style-name="P10"><text:span text:style-name="T3"><text:s text:c="2"/></text:span><text:span text:style-name="T9">return</text:span><text:span text:style-name="T3"> </text:span><text:span text:style-name="T18">1</text:span><text:span text:style-name="T14">;</text:span></text:p>
            <text:p text:style-name="P15">}</text:p>
            <text:p text:style-name="P18"/>
            <text:p text:style-name="P13">¿Cambiará el valor de alguna variable durante/tras la llamada a foo()? */</text:p>
            <text:p text:style-name="P18"/>
            <text:p text:style-name="P20">1- No cambia.</text:p>
            <text:p text:style-name="P20"/>
            <text:p text:style-name="P14">Trata de forzar una Violación de Segmento. ¿Por que se produce?</text:p>
            <text:p text:style-name="P24"><text:span text:style-name="T17">2-</text:span><text:span text:style-name="T29">El compilador (en este caso gcc) agrega variables de protección (llamadas canarias) que tienen valores conocidos.</text:span> Una cadena de entrada de tamaño superior a 10 provoca la corrupción de esta variable, lo que hace que SIGABRT finalice el programa.</text:p>
            <text:p text:style-name="P13"><text:span text:style-name="T28">T</text:span>rata de conseguir que cambie el valor de las variables 'despues' y/o 'antes' <text:s/>sin que se produzca la Violación de Segmento</text:p>
            <text:p text:style-name="P27">3-Las variables protecion que añade el compilador no te permite cambiar las variables en tiempo de ejecucion.</text:p>
            <text:p text:style-name="P14">4. Soluciona el problema</text:p>
            <text:p text:style-name="P27">4-Para soluconar el problema podemos hacer la varible nombre puntero char</text:p>
            <text:p text:style-name="P27">char *nombre; reservando una maximo con malloc y si la entrada se pasa del max ignorar el restante del buffer;</text:p>
          </table:table-cell>
        </table:table-row>
      </table:table>
      <text:p text:style-name="Standard"/>
      <text:p text:style-name="Standard"><text:span text:style-name="T5">Cuestión 5 - Address Sanitizer.</text:span> Vuelve a compilar el código <text:span text:style-name="T5">pila-buffer.c</text:span> pero esta vez incluyendo los flags de compilación <text:span text:style-name="T5">-fsanitize=address -ggdb</text:span>. Ejecuta nuevamente el código. ¿Qué observas ahora?</text:p>
      <table:table table:name="Table5" table:style-name="Table5">
        <table:table-column table:style-name="Table5.A"/>
        <table:table-row table:style-name="Table5.1">
          <table:table-cell table:style-name="Table5.A1" office:value-type="string">
            <text:p text:style-name="P16">Cuando añades <text:span text:style-name="T5">-fsanitize=address -ggdb </text:span></text:p>
            <text:p text:style-name="P16">obligas al compilador a no introducir variables de proteccion por lo que ahora no habra una violacion de segmento hasta que no se acceda a una direccion de memoria protegida.</text:p>
          </table:table-cell>
        </table:table-row>
      </table:table>
      <text:p text:style-name="Standard"><text:soft-page-break/><text:span text:style-name="T5">Ejercicio 1 - pila-buffer2.c (Opcional).</text:span> Este código es similar al anterior, pero permite pasar la cadena de caracteres directamente como argumento de entrada, y podemos comprobar que no sólo la función <text:span text:style-name="T5">gets()</text:span> es insegura. Trata de ejecutar el código de modo que NO se ejecuta el primer <text:span text:style-name="T5">printf</text:span> tras la llamada a <text:span text:style-name="T5">foo</text:span>. Para ello, realiza las siguientes acciones:</text:p>
      <text:list xml:id="list1408810858" text:style-name="WWNum1">
        <text:list-item>
          <text:p text:style-name="P30">Compila el código con las opciones <text:span text:style-name="T5">-g -m64 -fno-stack-protector -z execstack</text:span></text:p>
        </text:list-item>
        <text:list-item>
          <text:p text:style-name="P30">Depura el código usando <text:span text:style-name="T5">gdb</text:span>. Ejecuta paso a paso el código hasta llegar a la función <text:span text:style-name="T5">foo</text:span>. Anota la dirección de la instrucción posterior a la llamada a <text:span text:style-name="T5">printf</text:span> que quieres saltarte. Comprueba en qué dirección se ubica <text:span text:style-name="T5">buf</text:span> y en qué dirección se ha escrito la dirección de retorno.</text:p>
        </text:list-item>
        <text:list-item>
          <text:p text:style-name="P30">Si la diferencia de las direcciones anteriores es de 28 bytes, debes invocar el código con una cadena de 28 bytes cuyos últimos 4 bytes se correspondan con la dirección anotada en el punto anterior.</text:p>
        </text:list-item>
        <text:list-item>
          <text:p text:style-name="P33">Para conseguirlo, puedes usar <text:span text:style-name="T5">python</text:span>, de modo que la llamada al ejecutable sea:<text:line-break/><text:span text:style-name="T4">&gt;./pila-buffer2 $(python -c 'print "A" * 24 + "\x00\x00\x00\x40\x05\xa3"[::-1]')</text:span><text:line-break/>siendo 0x004005a3 la dirección de la instrucción posterior al <text:span text:style-name="T5">printf</text:span> que deseamos saltar.</text:p>
        </text:list-item>
      </text:list>
      <table:table table:name="Table6" table:style-name="Table6">
        <table:table-column table:style-name="Table6.A"/>
        <table:table-row table:style-name="Table6.1">
          <table:table-cell table:style-name="Table6.A1" office:value-type="string">
            <text:p text:style-name="P10"><text:span text:style-name="T7">#include </text:span><text:span text:style-name="T8">&lt;</text:span><text:span text:style-name="T10">stdio.h</text:span><text:span text:style-name="T8">&gt;</text:span></text:p>
            <text:p text:style-name="P10"><text:span text:style-name="T7">#include </text:span><text:span text:style-name="T8">&lt;</text:span><text:span text:style-name="T10">string.h</text:span><text:span text:style-name="T8">&gt;</text:span></text:p>
            <text:p text:style-name="P11"/>
            <text:p text:style-name="P10"><text:span text:style-name="T9">void</text:span><text:span text:style-name="T3"> foo</text:span><text:span text:style-name="T13">(</text:span><text:span text:style-name="T9">char</text:span><text:span text:style-name="T13">*</text:span><text:span text:style-name="T3"> s</text:span><text:span text:style-name="T13">)</text:span><text:span text:style-name="T3"> </text:span><text:span text:style-name="T14">{</text:span></text:p>
            <text:p text:style-name="P10"><text:span text:style-name="T3"><text:s text:c="2"/></text:span><text:span text:style-name="T9">unsigned</text:span><text:span text:style-name="T3"> </text:span><text:span text:style-name="T9">char</text:span><text:span text:style-name="T3"> buf</text:span><text:span text:style-name="T13">[</text:span><text:span text:style-name="T18">16</text:span><text:span text:style-name="T13">]</text:span><text:span text:style-name="T14">;</text:span></text:p>
            <text:p text:style-name="P10"><text:span text:style-name="T3"><text:s text:c="2"/></text:span><text:span text:style-name="T20">strcpy</text:span><text:span text:style-name="T13">(</text:span><text:span text:style-name="T3">buf</text:span><text:span text:style-name="T13">,</text:span><text:span text:style-name="T3">s</text:span><text:span text:style-name="T13">)</text:span><text:span text:style-name="T14">;</text:span></text:p>
            <text:p text:style-name="P10"><text:span text:style-name="T3"><text:s text:c="2"/></text:span><text:span text:style-name="T9">return</text:span><text:span text:style-name="T14">;</text:span></text:p>
            <text:p text:style-name="P15">}</text:p>
            <text:p text:style-name="P11"/>
            <text:p text:style-name="P10"><text:span text:style-name="T9">int</text:span><text:span text:style-name="T3"> </text:span><text:span text:style-name="T12">main</text:span><text:span text:style-name="T13">(</text:span><text:span text:style-name="T9">int</text:span><text:span text:style-name="T3"> argc</text:span><text:span text:style-name="T13">,</text:span><text:span text:style-name="T3"> </text:span><text:span text:style-name="T9">char</text:span><text:span text:style-name="T13">**</text:span><text:span text:style-name="T3"> argv</text:span><text:span text:style-name="T13">)</text:span><text:span text:style-name="T3"> </text:span><text:span text:style-name="T14">{</text:span></text:p>
            <text:p text:style-name="P10"><text:span text:style-name="T3"><text:s text:c="2"/></text:span><text:span text:style-name="T20">printf</text:span><text:span text:style-name="T13">(</text:span><text:span text:style-name="T8">"</text:span><text:span text:style-name="T22">Llamo a foo</text:span><text:span text:style-name="T23">\n</text:span><text:span text:style-name="T8">"</text:span><text:span text:style-name="T13">)</text:span><text:span text:style-name="T14">;</text:span></text:p>
            <text:p text:style-name="P10"><text:span text:style-name="T3"><text:s text:c="2"/>foo</text:span><text:span text:style-name="T13">(</text:span><text:span text:style-name="T3">argv</text:span><text:span text:style-name="T13">[</text:span><text:span text:style-name="T18">1</text:span><text:span text:style-name="T13">])</text:span><text:span text:style-name="T14">;</text:span></text:p>
            <text:p text:style-name="P10"><text:span text:style-name="T3"><text:s text:c="2"/></text:span><text:span text:style-name="T20">printf</text:span><text:span text:style-name="T13">(</text:span><text:span text:style-name="T8">"</text:span><text:span text:style-name="T22">Justo tras foo</text:span><text:span text:style-name="T23">\n</text:span><text:span text:style-name="T8">"</text:span><text:span text:style-name="T13">)</text:span><text:span text:style-name="T14">;</text:span></text:p>
            <text:p text:style-name="P10"><text:span text:style-name="T3"><text:s text:c="2"/></text:span><text:span text:style-name="T20">printf</text:span><text:span text:style-name="T13">(</text:span><text:span text:style-name="T8">"</text:span><text:span text:style-name="T22">Despues del printf</text:span><text:span text:style-name="T23">\n</text:span><text:span text:style-name="T8">"</text:span><text:span text:style-name="T13">)</text:span><text:span text:style-name="T14">;</text:span></text:p>
            <text:p text:style-name="P11"/>
            <text:p text:style-name="P10"><text:span text:style-name="T3"><text:s text:c="2"/></text:span><text:span text:style-name="T9">return</text:span><text:span text:style-name="T3"> </text:span><text:span text:style-name="T18">1</text:span><text:span text:style-name="T14">;</text:span></text:p>
            <text:p text:style-name="P15">}</text:p>
          </table:table-cell>
        </table:table-row>
      </table:table>
      <text:p text:style-name="Standard"/>
      <text:p text:style-name="Standard"><text:span text:style-name="T5">Ejercicio 2 (Opcional).</text:span> Consulta la página de manual de <text:a xlink:type="simple" xlink:href="https://linux.die.net/man/8/execstack" text:style-name="ListLabel_20_28" text:visited-style-name="ListLabel_20_28"><text:span text:style-name="T24">execstack</text:span></text:a>. ¿Para qué servirá el flag <text:span text:style-name="T5">-z execstack</text:span> de la compilación anterior? ¿Cómo se puede explotar la vulnerabilidad anterior (<text:span text:style-name="T5">buffer overflow</text:span>) haciendo uso de este <text:span text:style-name="T5">flag</text:span>? ¿Qué ejecutables del sistema fijarías como objetivo prioritario para un ataque de este estilo?</text:p>
      <table:table table:name="Table7" table:style-name="Table7">
        <table:table-column table:style-name="Table7.A"/>
        <table:table-row table:style-name="Table7.1">
          <table:table-cell table:style-name="Table7.A1" office:value-type="string">
            <text:p text:style-name="P10"/>
            <text:p text:style-name="P10"/>
            <text:p text:style-name="P10"/>
            <text:p text:style-name="P10"/>
            <text:p text:style-name="P10"><text:soft-page-break/></text:p>
            <text:p text:style-name="P10"/>
            <text:p text:style-name="P10"/>
            <text:p text:style-name="P10"/>
          </table:table-cell>
        </table:table-row>
      </table:table>
      <text:p text:style-name="Standard"/>
      <text:p text:style-name="Standard"><text:span text:style-name="T5">Ejercicio 3.</text:span> Crea un <text:span text:style-name="T5">makefile</text:span> que compile todos los ejemplos del directorio de modo que se generen ejecutables con el mismo nombre que el fuente, pero con extensión <text:span text:style-name="T5">.elf</text:span>. El <text:span text:style-name="T5">makefile</text:span> deberá incluir una regla <text:span text:style-name="T5">clean</text:span> que borre todos los ficheros <text:span text:style-name="T5">.o</text:span> y <text:span text:style-name="T5">.elf</text:span> generados.</text:p>
      <table:table table:name="Table8" table:style-name="Table8">
        <table:table-column table:style-name="Table8.A"/>
        <table:table-row table:style-name="Table8.1">
          <table:table-cell table:style-name="Table8.A1" office:value-type="string">
            <text:p text:style-name="P10">CC = gcc</text:p>
            <text:p text:style-name="P21">CFLAGS = -g -Wall -Werror</text:p>
            <text:p text:style-name="P21"/>
            <text:p text:style-name="P21">all: entorno.elf pilaInicial.elf pila-buffer.elf </text:p>
            <text:p text:style-name="P21"/>
            <text:p text:style-name="P21">%.elf: %.o</text:p>
            <text:p text:style-name="P21"><text:tab/>$(CC) $(CFLAGS) $^ -o $@</text:p>
            <text:p text:style-name="P21"/>
            <text:p text:style-name="P21">&amp;.o: %.c</text:p>
            <text:p text:style-name="P21"><text:tab/>$(CC) -c $&lt; -o $@</text:p>
            <text:p text:style-name="P21"/>
            <text:p text:style-name="P21">.PHONY: clean</text:p>
            <text:p text:style-name="P21"/>
            <text:p text:style-name="P21"/>
            <text:p text:style-name="P21">clean:</text:p>
            <text:p text:style-name="P21"><text:tab/>rm -f *.o *.elf</text:p>
            <text:p text:style-name="P10"/>
            <text:p text:style-name="P10"/>
            <text:p text:style-name="P10"/>
            <text:p text:style-name="P10"/>
          </table:table-cell>
        </table:table-row>
      </table:table>
      <text:p text:style-name="Heading_20_2"><text:bookmark text:name="_6qwylayw4ck1"/>Compilación y Entrega</text:p>
      <text:p text:style-name="Standard">Entrega este documento exportado a PDF con las respuestas a las cuestiones y por otro lado el código fuente de todos los ejercicios, comprimido como .zi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ans-serif"/>
    <style:font-face style:name="Courier New" svg:font-family="'Courier New'"/>
    <style:font-face style:name="Droid Sans Mono" svg:font-family="'Droid Sans Mono', monospace, monospace, 'Droid Sans Fallback'"/>
    <style:font-face style:name="DejaVu Sans Mono" svg:font-family="'DejaVu Sans Mono'"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none" style:letter-kerning="false" style:font-name-asian="Calibri2" style:font-size-asian="12pt" style:language-asian="zh" style:country-asian="CN" style:font-name-complex="Calib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none" style:letter-kerning="false" style:font-name-asian="Calibri2" style:font-size-asian="12pt" style:language-asian="zh" style:country-asian="CN" style:font-name-complex="Calibr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false" fo:line-height="100%" fo:keep-together="always" fo:keep-with-next="always"/>
      <style:text-properties fo:color="#ff0000" style:font-name="Cambria" fo:font-family="Cambria" style:font-family-generic="roman" style:font-pitch="variable" fo:font-size="18pt" style:font-name-asian="Cambria1" style:font-family-asian="Cambria" style:font-family-generic-asian="system" style:font-pitch-asian="variable" style:font-size-asian="18pt" style:font-name-complex="Cambria1" style:font-family-complex="Cambria"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text-align="justify" style:justify-single-word="false" fo:keep-together="always" fo:keep-with-next="always"/>
      <style:text-properties fo:color="#4a86e8"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38761d" style:font-name="Cambria" fo:font-family="Cambria" style:font-family-generic="roman" style:font-pitch="variable" fo:font-size="14pt" style:font-name-asian="Cambria1" style:font-family-asian="Cambria" style:font-family-generic-asian="system" style:font-pitch-asian="variable" style:font-size-asian="14pt" style:font-name-complex="Cambria1" style:font-family-complex="Cambria"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fo:font-weight="bold" style:font-weight-asian="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9" style:family="table">
      <style:table-properties style:width="17.621cm" fo:margin-top="0cm" fo:margin-bottom="0cm" table:align="center"/>
    </style:style>
    <style:style style:name="Table9.A" style:family="table-column">
      <style:table-column-properties style:column-width="17.621cm"/>
    </style:style>
    <style:style style:name="Table9.1" style:family="table-row">
      <style:table-row-properties style:min-row-height="1.852cm" fo:keep-together="auto"/>
    </style:style>
    <style:style style:name="Table9.A1" style:family="table-cell">
      <style:table-cell-properties style:vertical-align="middle" fo:padding="0.176cm" fo:border="1pt solid #000000"/>
    </style:style>
    <style:style style:name="Table9.2" style:family="table-row">
      <style:table-row-properties fo:keep-together="auto"/>
    </style:style>
    <style:style style:name="Table9.A2" style:family="table-cell">
      <style:table-cell-properties fo:padding="0.176cm" fo:border="1pt solid #000000"/>
    </style:style>
    <style:style style:name="MP1" style:family="paragraph" style:parent-style-name="Standard">
      <style:paragraph-properties fo:text-align="end" style:justify-single-word="false"/>
    </style:style>
    <style:style style:name="MP2" style:family="paragraph" style:parent-style-name="Standard">
      <style:paragraph-properties fo:margin-top="0cm" fo:margin-bottom="0cm" loext:contextual-spacing="false" fo:line-height="115%" fo:text-align="center" style:justify-single-word="false" fo:orphans="0" fo:widows="0"/>
      <style:text-properties style:font-name="Arial" fo:font-size="11pt" style:font-name-asian="Arial1" style:font-size-asian="11pt" style:font-name-complex="Arial1" style:font-size-complex="11pt"/>
    </style:style>
    <style:style style:name="MP3" style:family="paragraph" style:parent-style-name="Standard">
      <style:paragraph-properties fo:margin-top="0cm" fo:margin-bottom="0cm" loext:contextual-spacing="false" fo:line-height="100%" fo:text-align="start" style:justify-single-word="false" fo:orphans="0" fo:widows="0"/>
      <style:text-properties style:font-name="Arial" fo:font-size="10pt" style:font-name-asian="Arial1" style:font-size-asian="10pt" style:font-name-complex="Arial1" style:font-size-complex="10pt"/>
    </style:style>
    <style:style style:name="MP4" style:family="paragraph" style:parent-style-name="Standard">
      <style:paragraph-properties fo:margin-top="0cm" fo:margin-bottom="0cm" loext:contextual-spacing="false" fo:line-height="100%" fo:text-align="center" style:justify-single-word="false" fo:orphans="0" fo:widows="0"/>
      <style:text-properties style:font-name="Arial" fo:font-size="10pt" fo:font-weight="bold" style:font-name-asian="Arial1" style:font-size-asian="10pt" style:font-weight-asian="bold" style:font-name-complex="Arial1" style:font-size-complex="10pt"/>
    </style:style>
    <style:style style:name="MP5" style:family="paragraph" style:parent-style-name="Standard">
      <style:paragraph-properties fo:margin-top="0cm" fo:margin-bottom="0cm" loext:contextual-spacing="false" fo:line-height="100%" fo:text-align="start" style:justify-single-word="false" fo:orphans="0" fo:widows="0"/>
    </style:style>
    <style:style style:name="MP6" style:family="paragraph" style:parent-style-name="Standard">
      <style:paragraph-properties fo:margin-top="0cm" fo:margin-bottom="0cm" loext:contextual-spacing="false" fo:line-height="100%" fo:text-align="start" style:justify-single-word="false" fo:orphans="0" fo:widows="0"/>
      <style:text-properties style:font-name="Consolas" fo:font-size="10pt" style:font-name-asian="Consolas1" style:font-size-asian="10pt" style:font-name-complex="Consolas1" style:font-size-complex="10pt"/>
    </style:style>
    <style:style style:name="MP7" style:family="paragraph" style:parent-style-name="Standard">
      <style:paragraph-properties fo:margin-top="0cm" fo:margin-bottom="0cm" loext:contextual-spacing="false" fo:line-height="100%"/>
    </style:style>
    <style:style style:name="MT1" style:family="text">
      <style:text-properties style:font-name="Consolas" fo:font-size="10pt" fo:font-weight="bold" style:font-name-asian="Consolas1" style:font-size-asian="10pt" style:font-weight-asian="bold" style:font-name-complex="Consolas1" style:font-size-complex="10pt"/>
    </style:style>
    <style:style style:name="MT2" style:family="text">
      <style:text-properties style:font-name="Consolas" fo:font-size="10pt" style:font-name-asian="Consolas1" style:font-size-asian="10pt" style:font-name-complex="Consolas1" style:font-size-complex="10pt"/>
    </style:style>
    <style:style style:name="Mfr1" style:family="graphic" style:parent-style-name="Graphics">
      <style:graphic-properties fo:margin-left="0cm" fo:margin-right="0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1.905cm" fo:margin-right="1.905cm" fo:background-color="#ffffff" style:writing-mode="lr-tb" style:layout-grid-color="#c0c0c0" style:layout-grid-lines="25890"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635cm" fo:margin-left="0cm" fo:margin-right="0cm" fo:margin-bottom="0.534cm" style:dynamic-spacing="true"/>
      </style:header-style>
      <style:footer-style>
        <style:header-footer-properties fo:min-height="0.635cm" fo:margin-left="0cm" fo:margin-right="0cm" fo:margin-top="0.534cm" style:dynamic-spacing="true"/>
      </style:footer-style>
    </style:page-layout>
  </office:automatic-styles>
  <office:master-styles>
    <style:master-page style:name="Standard" style:page-layout-name="Mpm1">
      <style:header>
        <text:p text:style-name="Standard"/>
      </style:header>
      <style:footer>
        <text:p text:style-name="MP1"><text:page-number text:select-page="current">2</text:page-number></text:p>
      </style:footer>
    </style:master-page>
    <style:master-page style:name="First_20_Page" style:display-name="First Page" style:page-layout-name="Mpm1" style:next-style-name="Standard">
      <style:header>
        <text:p text:style-name="MP2"/>
        <table:table table:name="Table9" table:style-name="Table9">
          <table:table-column table:style-name="Table9.A"/>
          <table:table-row table:style-name="Table9.1">
            <table:table-cell table:style-name="Table9.A1" office:value-type="string">
              <text:p text:style-name="MP3"><draw:frame draw:style-name="Mfr1" draw:name="image1.png" text:anchor-type="char" svg:x="0cm" svg:y="0.185cm" svg:width="1.124cm" svg:height="1.272cm" draw:z-index="0"><draw:image xlink:href="Pictures/100000000000006900000078647D85B44F0C34F9.png" xlink:type="simple" xlink:show="embed" xlink:actuate="onLoad" loext:mime-type="image/png"/></draw:frame></text:p>
              <text:p text:style-name="MP4">AMPLIACIÓN DE SISTEMAS OPERATIVOS - HOJA DE EJERCICIOS</text:p>
              <text:p text:style-name="MP4">Hoja de Ejercicios 1.5</text:p>
            </table:table-cell>
          </table:table-row>
          <table:table-row table:style-name="Table9.2">
            <table:table-cell table:style-name="Table9.A2" office:value-type="string">
              <text:p text:style-name="MP5"><text:span text:style-name="MT1">Nombre y Apellidos:</text:span><text:span text:style-name="MT2"> <text:line-break/></text:span><text:span text:style-name="MT1">Nombre y Apellidos:</text:span><text:span text:style-name="MT2"> </text:span></text:p>
              <text:p text:style-name="MP6"/>
              <text:p text:style-name="MP5"><text:span text:style-name="MT1">Grupo:</text:span><text:span text:style-name="MT2"> </text:span></text:p>
            </table:table-cell>
          </table:table-row>
        </table:table>
        <text:p text:style-name="MP7"/>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3-01T21:54:50.565875427</dc:date>
    <meta:editing-duration>PT6H51M45S</meta:editing-duration>
    <meta:editing-cycles>3</meta:editing-cycles>
    <meta:document-statistic meta:table-count="9" meta:image-count="1" meta:object-count="0" meta:page-count="6" meta:paragraph-count="160" meta:word-count="1456" meta:character-count="9292" meta:non-whitespace-character-count="7685"/>
  </office:meta>
</office:document-meta>
</file>